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ist Chocolate Cake</text:p>
      <text:p text:style-name="Standard"> </text:p>
      <text:p text:style-name="P1"><text:a xlink:type="simple" xlink:href="javascript:void(0);">Save</text:a> <text:a xlink:type="simple" xlink:href="http://foodess.com/easyrecipe-print/1982-0/" office:target-frame-name="_blank" xlink:show="new">Print</text:a> </text:p>
      <text:p text:style-name="P2">Prep time</text:p>
      <text:p text:style-name="Text_20_body">15 mins </text:p>
      <text:p text:style-name="P2">Cook time</text:p>
      <text:p text:style-name="Text_20_body">35 mins </text:p>
      <text:p text:style-name="P2">Total time</text:p>
      <text:p text:style-name="Text_20_body">50 mins </text:p>
      <text:p text:style-name="P2">To use this recipe for <text:a xlink:type="simple" xlink:href="http://www.foodess.com/2013/02/moist-chocolate-cupcakes-with-oreo-cream-cheese-frosting/">cupcakes</text:a>, preheat oven to 375 instead, and line two 12-cup muffin tin with paper liners. Divide batter evenly among cups and bake 20-25 minutes, until tops spring back when gently pressed and a toothpick inserted in the centre comes out with just a few moist crumbs. Makes 24 cupcakes.</text:p>
      <text:p text:style-name="P2">Author: Jennifer Hill</text:p>
      <text:p text:style-name="Text_20_body">Serves: 12</text:p>
      <text:p text:style-name="Text_20_body">Ingredients</text:p>
      <text:list xml:id="list341593873884734982" text:style-name="L1">
        <text:list-item>
          <text:p text:style-name="P5">1¾ cups all purpose flour </text:p>
        </text:list-item>
        <text:list-item>
          <text:p text:style-name="P5">2 cups granulated white sugar </text:p>
        </text:list-item>
        <text:list-item>
          <text:p text:style-name="P5">¾ cup unsweetened cocoa powder </text:p>
        </text:list-item>
        <text:list-item>
          <text:p text:style-name="P5">1½ tsp baking soda </text:p>
        </text:list-item>
        <text:list-item>
          <text:p text:style-name="P5">¾ teaspoon salt </text:p>
        </text:list-item>
        <text:list-item>
          <text:p text:style-name="P5">2 large eggs </text:p>
        </text:list-item>
        <text:list-item>
          <text:p text:style-name="P5">1 cup buttermilk (or substitute by putting 1 tbsp white vinegar in a cup then filling the rest up with milk; let stand 5 minutes until thickened) </text:p>
        </text:list-item>
        <text:list-item>
          <text:p text:style-name="P5">½ cup butter, melted </text:p>
        </text:list-item>
        <text:list-item>
          <text:p text:style-name="P5">1 tbsp vanilla extract </text:p>
        </text:list-item>
        <text:list-item>
          <text:p text:style-name="P3">1 cup hot coffee (or 2 tsp instant coffee in 1 cup boiling water) </text:p>
        </text:list-item>
      </text:list>
      <text:p text:style-name="Text_20_body">Instructions</text:p>
      <text:list xml:id="list5512583289318468294" text:style-name="L2">
        <text:list-item>
          <text:p text:style-name="P6">Preheat oven to 350 degrees. Grease and flour two 9-inch baking pans (or line with parchment paper circles) and set aside. </text:p>
        </text:list-item>
        <text:list-item>
          <text:p text:style-name="P6">In the large bowl of a standing mixer, stir together flour, sugar, cocoa, baking soda, and salt. Add eggs, buttermilk, melted butter and vanilla extract and beat until smooth (about 3 minutes). Remove bowl from mixer and stir in hot coffee with a rubber spatula. Batter will be very runny. </text:p>
        </text:list-item>
        <text:list-item>
          <text:p text:style-name="P6">Pour batter evenly between the two pans and bake on middle rack of oven for about 35 minutes, until toothpick inserted in centre comes out clean with just a few moist crumbs attached. </text:p>
        </text:list-item>
        <text:list-item>
          <text:p text:style-name="P6">Allow to cool 15 minutes in pans, then run a butter knife around the edges of each cake. Place a wire cooling rack over top of each pan. Wearing oven mitts, use both hands to hold the racks in place while flipping the cakes over onto the racks. Set the racks down and gently thump on the bottom of the pans until the cakes release. Cool completely before handling or frosting. </text:p>
        </text:list-item>
        <text:list-item>
          <text:p text:style-name="P4">*UPDATE: I have had many many commenters requesting the frosting recipe – I did not record the measurements. It was simply softened butter beaten with unsweetened cocoa powder, icing sugar, a pinch of salt, vanilla extract and a splash of cream, adjusting the ingredients until I got the right consistency and sweetness. Happy Bak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6T23:36:06.77</dc:date>
    <meta:generator>LibreOffice/4.0.3.3$Windows_x86 LibreOffice_project/0eaa50a932c8f2199a615e1eb30f7ac74279539</meta:generator>
    <meta:editing-duration>P0D</meta:editing-duration>
    <meta:editing-cycles>1</meta:editing-cycles>
    <meta:document-statistic meta:table-count="0" meta:image-count="0" meta:object-count="0" meta:page-count="1" meta:paragraph-count="29" meta:word-count="397" meta:character-count="2166" meta:non-whitespace-character-count="1793"/>
  </office:meta>
</office:document-meta>
</file>